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A000001FA37C1D3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Product Breakdown Structure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10000003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4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WD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ASSY,MKTG,AIRCRAFT WIRELESS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1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PBS</text:span></text:p>
            </draw:text-box>
          </draw:frame>
        </draw:g>
        <draw:frame draw:style-name="gr4" draw:text-style-name="P1" draw:layer="layout" svg:width="20cm" svg:height="17.388cm" svg:x="1.5cm" svg:y="1.612cm">
          <draw:image xlink:href="Pictures/100000000000025A000001FA37C1D3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1-16T22:58:12.26</dc:date>
    <meta:editing-duration>PT10H44M43S</meta:editing-duration>
    <meta:editing-cycles>29</meta:editing-cycles>
    <meta:generator>OpenOffice/4.0.1$Win32 OpenOffice.org_project/401m5$Build-9714</meta:generator>
    <meta:printed-by>Dale Scott</meta:printed-by>
    <meta:print-date>2010-01-25T16:21:31</meta:print-date>
    <dc:description>(C) 2010 by Dale R. Scott. This work is licensed under a Creative Commons Attribution 3.0 Unported License. http://creativecommons.org/licenses/by/3.0/
</dc:description>
    <dc:creator>Dale Scott</dc:creator>
    <meta:document-statistic meta:object-count="40"/>
  </office:meta>
</office:document-meta>
</file>